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p_0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hmener Str. 12c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Kaufland) links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9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hmener Straße 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ippoldiswalder Straße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bauring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stweg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egelweg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histaer Straße 1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platz 13 /Amalie-Dietrich-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uppener Str. 11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Kaufland) links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2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hlener Straße 6 /Artthur-Thiermann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